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pitch="variable"/>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Montserrat" svg:font-family="Montserrat"/>
    <style:font-face style:name="Montserrat Thin" svg:font-family="'Montserrat Thin'" style:font-adornments="Light" style:font-pitch="variable"/>
    <style:font-face style:name="Montserrat1" svg:font-family="Montserrat"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Title">
      <style:paragraph-properties fo:text-align="center" style:justify-single-word="false"/>
      <style:text-properties style:font-name="Montserrat Thin"/>
    </style:style>
    <style:style style:name="P2" style:family="paragraph" style:parent-style-name="Subtitle">
      <style:paragraph-properties fo:text-align="center" style:justify-single-word="false"/>
      <style:text-properties style:use-window-font-color="true" loext:opacity="0%" style:font-name="Montserrat Thin"/>
    </style:style>
    <style:style style:name="P3" style:family="paragraph" style:parent-style-name="Standard">
      <style:paragraph-properties fo:text-align="center" style:justify-single-word="false"/>
      <style:text-properties style:font-name="Montserrat Thin" fo:font-size="14pt" style:font-size-asian="14pt" style:font-size-complex="14pt"/>
    </style:style>
    <style:style style:name="P4" style:family="paragraph" style:parent-style-name="Contents_20_1">
      <style:paragraph-properties>
        <style:tab-stops>
          <style:tab-stop style:position="0.847cm"/>
          <style:tab-stop style:position="15.984cm" style:type="right" style:leader-style="dotted" style:leader-text="."/>
        </style:tab-stops>
      </style:paragraph-properties>
    </style:style>
    <style:style style:name="P5" style:family="paragraph" style:parent-style-name="Contents_20_1">
      <style:paragraph-properties>
        <style:tab-stops>
          <style:tab-stop style:position="1.27cm"/>
          <style:tab-stop style:position="15.984cm" style:type="right" style:leader-style="dotted" style:leader-text="."/>
        </style:tab-stops>
      </style:paragraph-properties>
    </style:style>
    <style:style style:name="P6" style:family="paragraph" style:parent-style-name="Contents_20_2">
      <style:paragraph-properties>
        <style:tab-stops>
          <style:tab-stop style:position="1.27cm"/>
          <style:tab-stop style:position="15.984cm" style:type="right" style:leader-style="dotted" style:leader-text="."/>
        </style:tab-stops>
      </style:paragraph-properties>
    </style:style>
    <style:style style:name="P7" style:family="paragraph" style:parent-style-name="Standard">
      <style:text-properties fo:font-weight="bold" style:font-weight-asian="bold" style:font-weight-complex="bold"/>
    </style:style>
    <style:style style:name="P8" style:family="paragraph" style:parent-style-name="titre" style:list-style-name="">
      <style:paragraph-properties fo:margin-left="1.905cm" fo:text-indent="-1.27cm" style:auto-text-indent="false"/>
      <style:text-properties fo:font-size="16pt" style:font-size-asian="16pt" style:font-size-complex="16pt"/>
    </style:style>
    <style:style style:name="P9" style:family="paragraph" style:parent-style-name="Heading_20_1" style:list-style-name="WWNum6">
      <style:paragraph-properties fo:margin-top="0cm" fo:margin-bottom="0.141cm" style:contextual-spacing="false" fo:break-before="page"/>
      <style:text-properties style:use-window-font-color="true" loext:opacity="0%" style:font-name="Montserrat Thin"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Standard">
      <style:text-properties style:font-name="Montserrat Thin"/>
    </style:style>
    <style:style style:name="P11" style:family="paragraph" style:parent-style-name="Heading_20_1" style:list-style-name="WWNum6">
      <style:text-properties style:use-window-font-color="true" loext:opacity="0%" style:font-name="Montserrat Thin" fo:font-size="14pt" style:text-underline-style="solid" style:text-underline-width="auto" style:text-underline-color="font-color" fo:font-weight="bold" style:font-size-asian="14pt" style:font-weight-asian="bold" style:font-size-complex="14pt" style:font-weight-complex="bold"/>
    </style:style>
    <style:style style:name="P12" style:family="paragraph" style:parent-style-name="Heading_20_2" style:list-style-name="WWNum4">
      <style:text-properties style:use-window-font-color="true" loext:opacity="0%" style:font-name="Montserrat Thin" fo:font-size="13pt" style:text-underline-style="solid" style:text-underline-width="auto" style:text-underline-color="font-color" style:font-size-asian="13pt" style:font-size-complex="13pt"/>
    </style:style>
    <style:style style:name="P13" style:family="paragraph" style:parent-style-name="Standard">
      <style:paragraph-properties fo:text-indent="1.249cm" style:auto-text-indent="false"/>
      <style:text-properties style:font-name="Montserrat Thin"/>
    </style:style>
    <style:style style:name="P14" style:family="paragraph" style:parent-style-name="Heading_20_2" style:list-style-name="WWNum4">
      <style:text-properties style:font-name="Montserrat Thin"/>
    </style:style>
    <style:style style:name="P15" style:family="paragraph" style:parent-style-name="Standard">
      <style:paragraph-properties fo:text-indent="0.635cm" style:auto-text-indent="false"/>
      <style:text-properties style:font-name="Montserrat Thin" fo:font-size="11pt" style:font-size-asian="11pt" style:font-size-complex="11pt"/>
    </style:style>
    <style:style style:name="P16" style:family="paragraph" style:parent-style-name="Standard">
      <style:text-properties style:use-window-font-color="true" loext:opacity="0%" style:font-name="Montserrat Thin" fo:font-size="11pt" style:text-underline-style="none" officeooo:rsid="00098ffe" officeooo:paragraph-rsid="00098ffe" style:font-size-asian="9.60000038146973pt" style:font-size-complex="11pt"/>
    </style:style>
    <style:style style:name="P17" style:family="paragraph" style:parent-style-name="Standard">
      <style:paragraph-properties fo:text-indent="0.635cm" style:auto-text-indent="false"/>
      <style:text-properties style:font-name="Montserrat Thin"/>
    </style:style>
    <style:style style:name="P18" style:family="paragraph" style:parent-style-name="List_20_Paragraph" style:list-style-name="WWNum3">
      <style:text-properties style:font-name="Montserrat Thin" fo:font-size="11pt" style:font-size-asian="11pt" style:font-size-complex="11pt"/>
    </style:style>
    <style:style style:name="P19" style:family="paragraph" style:parent-style-name="Standard">
      <style:paragraph-properties fo:margin-left="0.635cm"/>
      <style:text-properties style:font-name="Montserrat Thin" fo:font-size="11pt" style:font-size-asian="11pt" style:font-size-complex="11pt"/>
    </style:style>
    <style:style style:name="T1" style:family="text">
      <style:text-properties style:font-name="Montserrat1" fo:font-size="14pt" style:font-size-asian="14pt" style:font-size-complex="14pt"/>
    </style:style>
    <style:style style:name="T2" style:family="text">
      <style:text-properties style:use-window-font-color="true" loext:opacity="0%" style:font-name="Montserrat1"/>
    </style:style>
    <style:style style:name="T3" style:family="text">
      <style:text-properties style:language-asian="fr" style:country-asian="FR"/>
    </style:style>
    <style:style style:name="T4" style:family="text">
      <style:text-properties style:font-name="Montserrat1"/>
    </style:style>
    <style:style style:name="T5" style:family="text">
      <style:text-properties text:display="true"/>
    </style:style>
    <style:style style:name="T6" style:family="text">
      <style:text-properties fo:font-weight="bold" style:font-weight-asian="bold" style:font-weight-complex="bold"/>
    </style:style>
    <style:style style:name="T7" style:family="text">
      <style:text-properties fo:font-size="16pt" style:font-size-asian="16pt" style:font-size-complex="16pt"/>
    </style:style>
    <style:style style:name="T8" style:family="text">
      <style:text-properties fo:font-size="11pt" style:font-size-asian="11pt" style:font-size-complex="11pt"/>
    </style:style>
    <style:style style:name="T9" style:family="text">
      <style:text-properties style:text-position="super 58%" fo:font-size="11pt" style:font-size-asian="11pt" style:font-size-complex="11pt"/>
    </style:style>
    <style:style style:name="T10" style:family="text">
      <style:text-properties style:use-window-font-color="true" loext:opacity="0%" fo:font-size="13pt" style:text-underline-style="solid" style:text-underline-width="auto" style:text-underline-color="font-color" style:font-size-asian="13pt" style:font-size-complex="13pt"/>
    </style:style>
    <style:style style:name="T11" style:family="text">
      <style:text-properties fo:font-size="11pt" style:font-size-asian="11pt" style:font-name-complex="Times New Roman" style:font-size-complex="11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Pynect</text:p>
      <text:p text:style-name="P2">Par LORAIN Antoine et MARQUET Quentin</text:p>
      <text:p text:style-name="P3"/>
      <text:p text:style-name="Standard" loext:marker-style-name="T1"><text:span text:style-name="T1">Sommaire : </text:span><text:span text:style-name="T1"/></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Contents_20_Heading" loext:marker-style-name="T2"><text:span text:style-name="T2">Table des matières</text:span><text:span text:style-name="T2"/></text:p>
          </text:index-title>
          <text:p text:style-name="P4" loext:marker-style-name="T3"><text:a xlink:type="simple" xlink:href="#_Toc190350781" text:style-name="Index_20_Link" text:visited-style-name="Index_20_Link"><text:span text:style-name="T4">I)</text:span><text:span text:style-name="T3"><text:tab/></text:span><text:span text:style-name="T4">Présentation générale du projet</text:span><text:span text:style-name="T5"><text:tab/>2</text:span></text:a></text:p>
          <text:p text:style-name="P5" loext:marker-style-name="T3"><text:a xlink:type="simple" xlink:href="#_Toc190350782" text:style-name="Index_20_Link" text:visited-style-name="Index_20_Link"><text:span text:style-name="T4">II)</text:span><text:span text:style-name="T3"><text:tab/></text:span><text:span text:style-name="T4">Organisation du travail</text:span><text:span text:style-name="T5"><text:tab/>2</text:span></text:a></text:p>
          <text:p text:style-name="P5" loext:marker-style-name="T3"><text:a xlink:type="simple" xlink:href="#_Toc190350783" text:style-name="Index_20_Link" text:visited-style-name="Index_20_Link"><text:span text:style-name="T4">III)</text:span><text:span text:style-name="T3"><text:tab/></text:span><text:span text:style-name="T4">Présentation des différentes étapes du projet</text:span><text:span text:style-name="T5"><text:tab/>2</text:span></text:a></text:p>
          <text:p text:style-name="P6" loext:marker-style-name="T3"><text:a xlink:type="simple" xlink:href="#_Toc190350784" text:style-name="Index_20_Link" text:visited-style-name="Index_20_Link"><text:span text:style-name="T4">a.</text:span><text:span text:style-name="T3"><text:tab/></text:span><text:span text:style-name="T4">Choix du module Python</text:span><text:span text:style-name="T5"><text:tab/>2</text:span></text:a></text:p>
          <text:p text:style-name="P6" loext:marker-style-name="T3"><text:a xlink:type="simple" xlink:href="#_Toc190350785" text:style-name="Index_20_Link" text:visited-style-name="Index_20_Link"><text:span text:style-name="T4">b.</text:span><text:span text:style-name="T3"><text:tab/></text:span><text:span text:style-name="T4">Installation et tests du module</text:span><text:span text:style-name="T5"><text:tab/>2</text:span></text:a></text:p>
          <text:p text:style-name="P6" loext:marker-style-name="T3"><text:a xlink:type="simple" xlink:href="#_Toc190350786" text:style-name="Index_20_Link" text:visited-style-name="Index_20_Link"><text:span text:style-name="T4">c.</text:span><text:span text:style-name="T3"><text:tab/></text:span><text:span text:style-name="T4">Modification de l’image</text:span><text:span text:style-name="T5"><text:tab/>3</text:span></text:a></text:p>
          <text:p text:style-name="P5" loext:marker-style-name="T3"><text:a xlink:type="simple" xlink:href="#_Toc190350787" text:style-name="Index_20_Link" text:visited-style-name="Index_20_Link"><text:span text:style-name="T4">IV)</text:span><text:span text:style-name="T3"><text:tab/></text:span><text:span text:style-name="T4">Validation de l’opérationnalité et du fonctionnement et ouvertures possibles</text:span><text:span text:style-name="T5"><text:tab/>3</text:span></text:a></text:p>
          <text:p text:style-name="P7" loext:marker-style-name="T6"/>
        </text:index-body>
      </text:table-of-content>
      <text:p text:style-name="P8" loext:marker-style-name="T7"/>
      <text:list text:style-name="WWNum6">
        <text:list-item>
          <text:h text:style-name="P9" text:outline-level="1"><text:bookmark-start text:name="_Ref190350191"/><text:bookmark-start text:name="présentation"/><text:bookmark-start text:name="_Toc190350781"/>Présentation générale du projet<text:bookmark-end text:name="_Ref190350191"/><text:bookmark-end text:name="présentation"/><text:bookmark-end text:name="_Toc190350781"/></text:h>
        </text:list-item>
      </text:list>
      <text:p text:style-name="P10"><text:span text:style-name="T8">Le projet Pynect a été inspiré du projet SARndbox. Il s’agit d’un projet ayant pour but de dessiner des formes dans un bac remplit de sable et que l’on projette une image mettant en avant les formes tracées. Ces formes sont détecté par le capteur de profondeur de la kinect de Microsoft. La différence entre SARndbox et le projet Pynect est que Pynect est fait en Python alors que SARndbox est fait en C++. Le projet Pynect n’est fonctionnel que sur Linux et n’a été tester qu’avec une kinect de 1</text:span><text:span text:style-name="T9">er</text:span><text:span text:style-name="T8"> génération pour xBox 360. Le modèle utilisé ici est le modèle 1414. Ce projet a été réalisé pour le FabLab du Chalonnais. Ce projet avait été commencé par certains adhérents mais n’était pas terminé. Ce projet reprenait SARndbox et était donc fait en C++ également. Nous avons donc du tout reprendre depuis le début. Fort heureusement, le bac à sable avec la potence pour tenir la kinect au-dessus du bac ainsi que celle pour y accrocher un vidéo projecteur afin de voir le dessin était déjà construit et opérationnel. Nous avons donc pu récupérer ce travail.</text:span></text:p>
      <text:list text:continue-numbering="true" text:style-name="WWNum6">
        <text:list-item>
          <text:h text:style-name="P11" text:outline-level="1"><text:bookmark-start text:name="_Toc190350782"/><text:bookmark-start text:name="organisation"/>Organisation du travail<text:bookmark-end text:name="_Toc190350782"/><text:bookmark-end text:name="organisation"/></text:h>
        </text:list-item>
      </text:list>
      <text:p text:style-name="P10"><text:span text:style-name="T8">Pour réaliser ce projet, nous étions deux élèves de 1</text:span><text:span text:style-name="T9">er</text:span><text:span text:style-name="T8"> Générale. Il fallait donc que nous trouvions un moyen de récupérer une image depuis le capteur de la kinect avec Python puis que nous traitions cette image afin d’y afficher quelque chose de cohérent avec le tracé sur le sable.</text:span></text:p>
      <text:list xml:id="list130518519113253" text:continue-numbering="true" text:style-name="WWNum6">
        <text:list-item>
          <text:h text:style-name="P11" text:outline-level="1"><text:bookmark-start text:name="_Toc190350783"/><text:bookmark-start text:name="etapes"/>Présentation des différentes étapes du projet<text:bookmark-end text:name="_Toc190350783"/></text:h>
        </text:list-item>
      </text:list>
      <text:list text:style-name="WWNum4">
        <text:list-item>
          <text:list>
            <text:list-item>
              <text:h text:style-name="P12" text:outline-level="2"><text:bookmark-end text:name="etapes"/><text:bookmark-start text:name="etapesa"/><text:bookmark-start text:name="_Toc190350784"/>Choix du module Python<text:bookmark-end text:name="etapesa"/><text:bookmark-end text:name="_Toc190350784"/></text:h>
            </text:list-item>
          </text:list>
        </text:list-item>
      </text:list>
      <text:p text:style-name="P13"><text:span text:style-name="T8">Après nos recherches, nous avons trouvé quatre options différentes. Nous avions le choix entre le module PyKinect, PyKinect2, libfreenect et libfreenect2. Deux de ces modules peuvent être retiré de la liste, il s’agit de PyKinect2 et libfreenect2 qui ont été fait pour la kinect de 2</text:span><text:span text:style-name="T9">nd </text:span><text:span text:style-name="T8">génération pour la xBox One et ne sont donc pas compatible avec notre Kinect. Les deux modules restants ne sont pas disponible dans les dépos PyPi et ne peuvent donc pas être installé « pip install {module} » ou » sudo apt install python3-{module} ». Le module PyKinect doit être téléchargé sur un repository GitHub et doit être extrait dans le dossiers sites-package de l’environnement Python. Cependant, une fois la procédure d’installation complète, nous n’avons jamais réussi à l’utiliser pour récupérer une image. Libfreenect est en revanche un pilote Open Sources pour Linux pour la kinect. Heureusement, OpenKinect (les développeurs de libfreenect) ont créer un wrapper pour Python. Nous avons donc choisit d’utiliser un Raspberry Pi 4 pour la réalisation de ce projet.</text:span></text:p>
      <text:list text:continue-numbering="true" text:style-name="WWNum4">
        <text:list-item>
          <text:list>
            <text:list-item>
              <text:h text:style-name="P14" text:outline-level="2"><text:bookmark-start text:name="_Toc190350785"/><text:bookmark-start text:name="etapeb"/><text:span text:style-name="T10">Installation et tests du module</text:span><text:bookmark-end text:name="_Toc190350785"/><text:bookmark-end text:name="etapeb"/></text:h>
            </text:list-item>
          </text:list>
        </text:list-item>
      </text:list>
      <text:p text:style-name="P15">Toute la procédure d’installation avec les commandes à utiliser est détaillée dans le fichier readme.md du projet et du repo GitHub de Pynect. L’installation consiste à installer les dépendances nécessaires à la compilation du pilotes, à la <text:soft-page-break/>compilation du pilote avec cmake et make, à l’installation du pilote et à la compilation et à l’installation du wrapper python. Un fois le module python installé, nous avons réussi à exécuter un fichier de démonstration de OpenKinect. Afin de simplifier la tâche de développeur Python qui utilisent libfreenect, OpenKinect a mis à disposition un fichier Python appelé frame_convert2 qui permet de convertir les données de la kinect en un format facile à modifier et à afficher avec le module Python cv2.</text:p>
      <text:list text:continue-numbering="true" text:style-name="WWNum4">
        <text:list-item>
          <text:list>
            <text:list-item>
              <text:h text:style-name="P12" text:outline-level="2"><text:bookmark-start text:name="_Toc190350786"/><text:bookmark-start text:name="etapec"/>Modification de l’image<text:bookmark-end text:name="_Toc190350786"/></text:h>
            </text:list-item>
          </text:list>
        </text:list-item>
      </text:list>
      <text:p text:style-name="P16"><text:tab/>La fonction modfiedColors(). Elle a pour but de traiter les données de l’image en niveaux de gris et les transformer en une image en couleurs. La fonction commence par récupérer les données avec getdepth().tolist(). Il s’agit des données de l’image en nuance de gris qui est reconvertie en tableau Python. Ensuite, le fonction va récupérer la liste contenant toutes les informations de remplacement de couleur qui sont stockée dans le fichier config.ini. Un boule va ensuite vérifier chaque pixel afin de savoir dans quel intervalle ce dernier ce trouve. Afin d’optimiser ce processus, le fonction vérifie si la dernière nuance est la même que la nuance actuelle afin de ne pas effectuer trop de tests. Une fois cette liste modifiée, elle peut être affichée avec le module OpenCV.</text:p>
      <text:list text:continue-list="list130518519113253" text:style-name="WWNum6">
        <text:list-item>
          <text:h text:style-name="P11" text:outline-level="1"><text:bookmark-end text:name="etapec"/><text:bookmark-start text:name="validation"/><text:bookmark-start text:name="_Toc190350787"/>Validation de l’opérationnalité et du fonctionnement et ouvertures possibles<text:bookmark-end text:name="validation"/><text:bookmark-end text:name="_Toc190350787"/></text:h>
        </text:list-item>
      </text:list>
      <text:p text:style-name="P17"><text:span text:style-name="T8">Comme annoncé plus tôt, ce projet à été fait pour le Fablab du Chalonnais. Nous nous sommes donc rendu là-bas afin de mettre en place la kinect (voir photos) et tester l’ensemble du projet. Nous avons à ce moment remarqué un temps de latence entre chaque image. Nous avons donc utilisé le module datetime de python afin d’obtenir les heures/minutes/secondes du démarrage de l’application ainsi que celles de l’affichage de la première image. Nous avons remarqué à ce moment qu’il y avait un décalage d’environ une secondes entre deux images. Après avoir testé chaque ligne de code qui traitait l’image, nous nous sommes aperçu que nous ne pourrions pas résoudre ce problème car il venait de la façon que nous utilisions pour traiter l’image. Nous avons calculé qu’il y avait 307</text:span><text:span text:style-name="T11"> </text:span><text:span text:style-name="T8">200 pixels par images. Chaque pixels contient en plus trois valeurs. Il y a donc 921</text:span><text:span text:style-name="T11"> </text:span><text:span text:style-name="T8">600 valeurs par image et 921</text:span><text:span text:style-name="T11"> </text:span><text:span text:style-name="T8">600 valeurs à modifier. Nous avons également tester de supprimer le traitement de l’image afin de voir si le problème ne venait pas du module python en lui-même. Nous avons également tester d’utiliser le projet Pynect sur un PC bien plus puissant qu’un Raspberry Pi 4 et qui tournait sous Ubuntu 24.10 (au lieu de Raspberry Pi OS datant du 19 novembre 2024) Par conséquent, les possibles modifications et ajouts sont donc : </text:span></text:p>
      <text:list text:style-name="WWNum3">
        <text:list-item>
          <text:p text:style-name="P18">Modification du traitement de l’image afin d’augmenter la vitesse de traitement.</text:p>
        </text:list-item>
        <text:list-item>
          <text:p text:style-name="P18">Ajout de transition entre deux images afin d’avoir un mouvement d’eau par exemple là où il y a une ligne qui est tracée dans le sable.</text:p>
        </text:list-item>
        <text:list-item>
          <text:p text:style-name="P18"><text:soft-page-break/>Port du projet sous Windows et par conséquent, modification du module python afin de support Windows. (Ou faire fonctionner libfreenect sous Windows)</text:p>
        </text:list-item>
      </text:list>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pitch="variable"/>
    <style:font-face style:name="Aptos Display" svg:font-family="'Aptos Display'" style:font-family-generic="roman" style:font-pitch="variable"/>
    <style:font-face style:name="Aptos1" svg:font-family="Aptos" style:font-family-generic="roman" style:font-pitch="variable"/>
    <style:font-face style:name="Aptos2" svg:font-family="Apto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Montserrat" svg:font-family="Montserrat"/>
    <style:font-face style:name="Montserrat Thin" svg:font-family="'Montserrat Thin'" style:font-adornments="Light" style:font-pitch="variable"/>
    <style:font-face style:name="Montserrat1" svg:font-family="Montserrat"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1" fo:font-size="12pt" fo:language="fr" fo:country="FR" style:letter-kerning="true" style:font-name-asian="Aptos2" style:font-size-asian="12pt" style:language-asian="en" style:country-asian="US" style:font-name-complex="Noto Sans Arabic"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Aptos1" fo:font-size="12pt" fo:language="fr" fo:country="FR" style:letter-kerning="true" style:font-name-asian="Aptos2" style:font-size-asian="12pt" style:language-asian="en" style:country-asian="US" style:font-name-complex="Noto Sans Arabic"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itre_20_5_20_Car" style:default-outline-level="5" style:list-style-name="" style:class="text">
      <style:paragraph-properties fo:margin-top="0.141cm" fo:margin-bottom="0.071cm" style:contextual-spacing="false" fo:keep-together="always" fo:keep-with-next="always"/>
      <style:text-properties fo:color="#0f4761" loext:opacity="100%" style:font-name-asian="Aptos2"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itre_20_6_20_C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itre_20_7_20_Car" style:default-outline-level="7" style:list-style-name="" style:class="text">
      <style:paragraph-properties fo:margin-top="0.071cm" fo:margin-bottom="0cm" style:contextual-spacing="false" fo:keep-together="always" fo:keep-with-next="always"/>
      <style:text-properties fo:color="#595959" loext:opacity="100%" style:font-name-asian="Aptos2"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itre_20_8_20_Car" style:default-outline-level="8" style:list-style-name="" style:class="text">
      <style:paragraph-properties fo:margin-top="0cm" fo:margin-bottom="0cm" style:contextual-spacing="false" fo:keep-together="always" fo:keep-with-next="always"/>
      <style:text-properties fo:color="#272727" loext:opacity="100%" fo:font-style="italic" style:font-name-asian="Aptos2"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cm" fo:margin-bottom="0cm" style:contextual-spacing="false" fo:keep-together="always" fo:keep-with-next="always"/>
      <style:text-properties fo:color="#272727" loext:opacity="100%" style:font-name-asian="Aptos2"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re_20_C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2"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ubtitle" style:family="paragraph" style:parent-style-name="Standard" style:next-style-name="Standard" loext:linked-style-name="Sous-titre_20_Car" style:class="chapter">
      <style:text-properties fo:color="#595959" loext:opacity="100%" fo:font-size="14pt" fo:letter-spacing="0.026cm" style:font-name-asian="Aptos2"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tion_20_C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Citation_20_intense_20_C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loext:linked-style-name="En-tête_20_de_20_table_20_des_20_matières_20_Car" style:default-outline-level="" style:class="index">
      <style:paragraph-properties fo:margin-top="0.423cm" fo:margin-bottom="0cm" style:contextual-spacing="false" fo:line-height="108%"/>
      <style:text-properties fo:font-size="16pt" style:letter-kerning="false" style:font-size-asian="16pt" style:language-asian="fr" style:country-asian="FR" style:font-size-complex="16pt"/>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titre" style:family="paragraph" style:parent-style-name="Contents_20_Heading" loext:linked-style-name="titre_20_Car" style:list-style-name="WWNum4">
      <style:text-properties style:use-window-font-color="true" loext:opacity="0%" style:font-name="Montserrat1" fo:font-family="Montserrat" style:font-pitch="variable" fo:font-size="11pt" style:font-size-asian="11pt" style:font-size-complex="11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Default_20_Paragraph_20_Font" style:display-name="Default Paragraph Font" style:family="text"/>
    <style:style style:name="Titre_20_1_20_Car" style:display-name="Titre 1 Car" style:family="text" style:parent-style-name="Default_20_Paragraph_20_Font">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Noto Sans Arabic" style:font-family-complex="'Noto Sans Arabic'"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
      <style:text-properties fo:color="#0f4761" loext:opacity="100%" fo:font-size="14pt" style:font-name-asian="Aptos2"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re_20_4_20_Car" style:display-name="Titre 4 Car" style:family="text" style:parent-style-name="Default_20_Paragraph_20_Font">
      <style:text-properties fo:color="#0f4761" loext:opacity="100%" fo:font-style="italic" style:font-name-asian="Aptos2"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re_20_5_20_Car" style:display-name="Titre 5 Car" style:family="text" style:parent-style-name="Default_20_Paragraph_20_Font">
      <style:text-properties fo:color="#0f4761" loext:opacity="100%" style:font-name-asian="Aptos2"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Titre_20_6_20_Car" style:display-name="Titre 6 Car" style:family="text" style:parent-style-name="Default_20_Paragraph_20_Font">
      <style:text-properties fo:color="#595959" loext:opacity="100%" fo:font-style="italic" style:font-name-asian="Aptos2"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itre_20_7_20_Car" style:display-name="Titre 7 Car" style:family="text" style:parent-style-name="Default_20_Paragraph_20_Font">
      <style:text-properties fo:color="#595959" loext:opacity="100%" style:font-name-asian="Aptos2"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3490"/>
        </loext:char-complex-color>
      </style:text-properties>
    </style:style>
    <style:style style:name="Titre_20_8_20_Car" style:display-name="Titre 8 Car" style:family="text" style:parent-style-name="Default_20_Paragraph_20_Font">
      <style:text-properties fo:color="#272727" loext:opacity="100%" fo:font-style="italic" style:font-name-asian="Aptos2"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re_20_9_20_Car" style:display-name="Titre 9 Car" style:family="text" style:parent-style-name="Default_20_Paragraph_20_Font">
      <style:text-properties fo:color="#272727" loext:opacity="100%" style:font-name-asian="Aptos2" style:font-family-asian="Aptos" style:font-family-generic-asian="system" style:font-pitch-asian="variable" style:font-name-complex="Noto Sans Arabic" style:font-family-complex="'Noto Sans Arabic'" style:font-family-generic-complex="system" style:font-pitch-complex="variable">
        <loext:char-complex-color loext:theme-type="dark1" loext:color-type="theme">
          <loext:transformation loext:type="tint" loext:value="1529"/>
        </loext:char-complex-color>
      </style:text-properties>
    </style:style>
    <style:style style:name="Titre_20_Car" style:display-name="Titre Car" style:family="text" style:parent-style-name="Default_20_Paragraph_20_Font">
      <style:text-properties style:font-name="Aptos Display" fo:font-family="'Aptos Display'" style:font-family-generic="roman" style:font-pitch="variable" fo:font-size="28pt" fo:letter-spacing="-0.018cm" style:letter-kerning="true" style:font-name-asian="Aptos2" style:font-family-asian="Aptos"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Sous-titre_20_Car" style:display-name="Sous-titre Car" style:family="text" style:parent-style-name="Default_20_Paragraph_20_Font">
      <style:text-properties fo:color="#595959" loext:opacity="100%" fo:font-size="14pt" fo:letter-spacing="0.026cm" style:font-name-asian="Aptos2"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tion_20_Car" style:display-name="Citation C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tion_20_intense_20_Car" style:display-name="Citation intense C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En-tête_20_de_20_table_20_des_20_matières_20_Car" style:display-name="En-tête de table des matières Car" style:family="text" style:parent-style-name="Titre_20_1_20_Car">
      <style:text-properties fo:color="#0f4761" loext:opacity="100%" style:font-name="Aptos Display" fo:font-family="'Aptos Display'" style:font-family-generic="roman" style:font-pitch="variable" fo:font-size="16pt" style:letter-kerning="false" style:font-name-asian="Aptos2" style:font-family-asian="Aptos" style:font-family-generic-asian="system" style:font-pitch-asian="variable" style:font-size-asian="16pt" style:language-asian="fr" style:country-asian="FR"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Car" style:display-name="titre Car" style:family="text" style:parent-style-name="En-tête_20_de_20_table_20_des_20_matières_20_Car" loext:linked-style-name="titre">
      <style:text-properties fo:color="#0f4761" loext:opacity="100%" style:font-name="Montserrat1" fo:font-family="Montserrat" style:font-pitch="variable" fo:font-size="11pt" style:letter-kerning="false" style:font-name-asian="Aptos2" style:font-family-asian="Aptos" style:font-family-generic-asian="system" style:font-pitch-asian="variable" style:font-size-asian="11pt" style:language-asian="fr" style:country-asian="FR" style:font-name-complex="Noto Sans Arabic" style:font-family-complex="'Noto Sans Arabic'" style:font-family-generic-complex="system" style:font-pitch-complex="variable" style:font-size-complex="11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ptos" fo:font-family="Aptos" style:font-pitch="variable" style:font-name-asian="Aptos2" style:font-family-asian="Aptos" style:font-family-generic-asian="system" style:font-pitch-asian="variable" style:font-name-complex="Noto Sans Arabic" style:font-family-complex="'Noto Sans Arabic'" style:font-family-generic-complex="system" style:font-pitch-complex="variable"/>
    </style:style>
    <style:style style:name="ListLabel_20_20" style:display-name="ListLabel 20" style:family="text">
      <style:text-properties style:font-name="Aptos" fo:font-family="Aptos" style:font-pitch="variable" style:font-name-complex="Courier New1" style:font-family-complex="'Courier New'" style:font-family-generic-complex="system" style:font-pitch-complex="variable"/>
    </style:style>
    <style:style style:name="ListLabel_20_21" style:display-name="ListLabel 21" style:family="text">
      <style:text-properties style:font-name="Aptos" fo:font-family="Aptos" style:font-pitch="variable"/>
    </style:style>
    <style:style style:name="ListLabel_20_22" style:display-name="ListLabel 22" style:family="text">
      <style:text-properties style:font-name="Aptos1" fo:font-family="Aptos" style:font-family-generic="roman" style:font-pitch="variable"/>
    </style:style>
    <style:style style:name="ListLabel_20_23" style:display-name="ListLabel 23" style:family="text">
      <style:text-properties style:font-name="Aptos" fo:font-family="Aptos" style:font-pitch="variable" style:font-name-complex="Courier New1" style:font-family-complex="'Courier New'" style:font-family-generic-complex="system" style:font-pitch-complex="variable"/>
    </style:style>
    <style:style style:name="ListLabel_20_24" style:display-name="ListLabel 24" style:family="text">
      <style:text-properties style:font-name="Aptos" fo:font-family="Aptos" style:font-pitch="variable"/>
    </style:style>
    <style:style style:name="ListLabel_20_25" style:display-name="ListLabel 25" style:family="text">
      <style:text-properties style:font-name="Aptos1" fo:font-family="Aptos" style:font-family-generic="roman" style:font-pitch="variable"/>
    </style:style>
    <style:style style:name="ListLabel_20_26" style:display-name="ListLabel 26" style:family="text">
      <style:text-properties style:font-name="Aptos" fo:font-family="Aptos" style:font-pitch="variable" style:font-name-complex="Courier New1" style:font-family-complex="'Courier New'" style:font-family-generic-complex="system" style:font-pitch-complex="variable"/>
    </style:style>
    <style:style style:name="ListLabel_20_27" style:display-name="ListLabel 27" style:family="text">
      <style:text-properties style:font-name="Aptos" fo:font-family="Aptos" style:font-pitch="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Montserrat"/>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Header">
      <style:text-properties style:font-name="Montserrat1"/>
    </style:style>
    <style:style style:name="MT1" style:family="text">
      <style:text-properties style:font-name="Montserrat1"/>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text:span text:style-name="MT1">Projet Pynect</text:span><text:span text:style-name="MT1"/></text:p>
        <text:p text:style-name="MP1" loext:marker-style-name="MT1"/>
      </style:header>
      <style:footer>
        <text:p text:style-name="Footer" loext:marker-style-name="MT1"><text:span text:style-name="MT1">Projet Pynect<text:tab/></text:span><text:span text:style-name="MT1"><text:page-number text:select-page="current">4</text:page-number></text:span><text:span text:style-name="MT1"><text:tab/>2024-2025</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toine LORAIN</meta:initial-creator>
    <dc:creator>Antoine LORAIN</dc:creator>
    <meta:editing-cycles>11</meta:editing-cycles>
    <meta:creation-date>2025-02-10T10:12:00</meta:creation-date>
    <dc:date>2025-02-18T13:05:16.399858865</dc:date>
    <meta:editing-duration>PT8M15S</meta:editing-duration>
    <meta:generator>LibreOffice/24.8.4.2$Linux_X86_64 LibreOffice_project/480$Build-2</meta:generator>
    <meta:document-statistic meta:table-count="0" meta:image-count="0" meta:object-count="0" meta:page-count="4" meta:paragraph-count="29" meta:word-count="1049" meta:character-count="6288" meta:non-whitespace-character-count="5275"/>
    <meta:user-defined meta:name="AppVersion">16.0000</meta:user-defined>
    <meta:template xlink:type="simple" xlink:actuate="onRequest" xlink:title="Normal.dotm" xlink:href=""/>
  </office:meta>
</office:document-meta>
</file>